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fo:line-height="150%"/>
      <style:text-properties style:font-name="Ubuntu" fo:font-size="14pt" officeooo:rsid="0008e5da" officeooo:paragraph-rsid="0008e5da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9697a" officeooo:paragraph-rsid="0009697a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cf631" officeooo:paragraph-rsid="000cf631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d1985" officeooo:paragraph-rsid="000d198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eefd0" officeooo:paragraph-rsid="000eefd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eefd0" officeooo:paragraph-rsid="0011fe4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eefd0" officeooo:paragraph-rsid="00198ed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eefd0" officeooo:paragraph-rsid="0023297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eefd0" officeooo:paragraph-rsid="00260b93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eefd0" officeooo:paragraph-rsid="00272119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1fe43" officeooo:paragraph-rsid="0011fe4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46a9" officeooo:paragraph-rsid="001346a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4b163" officeooo:paragraph-rsid="0014b163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61cbd" officeooo:paragraph-rsid="00161cbd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76a0d" officeooo:paragraph-rsid="00176a0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cabc5" officeooo:paragraph-rsid="001cabc5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e047a" officeooo:paragraph-rsid="001e047a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ee2ab" officeooo:paragraph-rsid="001ee2ab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10017" officeooo:paragraph-rsid="00210017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2fd28" officeooo:paragraph-rsid="0022fd28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50358" officeooo:paragraph-rsid="00250358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60b93" officeooo:paragraph-rsid="00260b93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72119" officeooo:paragraph-rsid="00272119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8e5da" officeooo:paragraph-rsid="0008e5da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08e5da" officeooo:paragraph-rsid="000cf631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08e5da" officeooo:paragraph-rsid="000d1985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08e5da" officeooo:paragraph-rsid="000eefd0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08e5da" officeooo:paragraph-rsid="0011fe43" fo:background-color="#ddddd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08e5da" officeooo:paragraph-rsid="0014b163" fo:background-color="#dddddd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08e5da" officeooo:paragraph-rsid="00161cbd" fo:background-color="#dddddd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08e5da" officeooo:paragraph-rsid="00176a0d" fo:background-color="#dddddd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08e5da" officeooo:paragraph-rsid="001cabc5" fo:background-color="#dddddd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08e5da" officeooo:paragraph-rsid="001e047a" fo:background-color="#dddddd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08e5da" officeooo:paragraph-rsid="001ee2ab" fo:background-color="#dddddd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08e5da" officeooo:paragraph-rsid="0020992b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08e5da" officeooo:paragraph-rsid="00210017" fo:background-color="#dddddd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08e5da" officeooo:paragraph-rsid="0022fd28" fo:background-color="#dddddd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08e5da" officeooo:paragraph-rsid="0023297a" fo:background-color="#dddddd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08e5da" officeooo:paragraph-rsid="00250358" fo:background-color="#dddddd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8e5da" officeooo:paragraph-rsid="00260b93" fo:background-color="#dddddd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8e5da" officeooo:paragraph-rsid="00272119" fo:background-color="#dddddd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7faed" officeooo:paragraph-rsid="0007faed" fo:background-color="#dddddd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7faed" officeooo:paragraph-rsid="000cf631" fo:background-color="#dddddd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7faed" officeooo:paragraph-rsid="000d1985" fo:background-color="#dddddd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7faed" officeooo:paragraph-rsid="000eefd0" fo:background-color="#dddddd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7faed" officeooo:paragraph-rsid="0011fe43" fo:background-color="#dddddd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7faed" officeooo:paragraph-rsid="0014b163" fo:background-color="#dddddd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7faed" officeooo:paragraph-rsid="00161cbd" fo:background-color="#dddddd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7faed" officeooo:paragraph-rsid="00176a0d" fo:background-color="#dddddd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07faed" officeooo:paragraph-rsid="001cabc5" fo:background-color="#dddddd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07faed" officeooo:paragraph-rsid="001e047a" fo:background-color="#dddddd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07faed" officeooo:paragraph-rsid="001ee2ab" fo:background-color="#dddddd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07faed" officeooo:paragraph-rsid="0020992b" fo:background-color="#dddddd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07faed" officeooo:paragraph-rsid="00210017" fo:background-color="#dddddd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07faed" officeooo:paragraph-rsid="0022fd28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07faed" officeooo:paragraph-rsid="0023297a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07faed" officeooo:paragraph-rsid="00250358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07faed" officeooo:paragraph-rsid="00260b93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07faed" officeooo:paragraph-rsid="00272119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fo:font-weight="normal" officeooo:rsid="0007faed" officeooo:paragraph-rsid="000eefd0" fo:background-color="#dddddd" style:font-size-asian="14pt" style:font-weight-asian="normal" style:font-size-complex="14pt" style:font-weight-complex="normal"/>
    </style:style>
    <style:style style:name="T1" style:family="text">
      <style:text-properties officeooo:rsid="00067f1a"/>
    </style:style>
    <style:style style:name="T2" style:family="text">
      <style:text-properties officeooo:rsid="0008e5d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ec6f" style:font-weight-asian="bold" style:font-weight-complex="bold"/>
    </style:style>
    <style:style style:name="T5" style:family="text">
      <style:text-properties officeooo:rsid="000b50e1"/>
    </style:style>
    <style:style style:name="T6" style:family="text">
      <style:text-properties officeooo:rsid="000cf631"/>
    </style:style>
    <style:style style:name="T7" style:family="text">
      <style:text-properties officeooo:rsid="000d1985"/>
    </style:style>
    <style:style style:name="T8" style:family="text">
      <style:text-properties officeooo:rsid="000eefd0"/>
    </style:style>
    <style:style style:name="T9" style:family="text">
      <style:text-properties officeooo:rsid="0011fe43"/>
    </style:style>
    <style:style style:name="T10" style:family="text">
      <style:text-properties officeooo:rsid="0014b163"/>
    </style:style>
    <style:style style:name="T11" style:family="text">
      <style:text-properties officeooo:rsid="00161cbd"/>
    </style:style>
    <style:style style:name="T12" style:family="text">
      <style:text-properties officeooo:rsid="00176a0d"/>
    </style:style>
    <style:style style:name="T13" style:family="text">
      <style:text-properties officeooo:rsid="001cabc5"/>
    </style:style>
    <style:style style:name="T14" style:family="text">
      <style:text-properties officeooo:rsid="001e047a"/>
    </style:style>
    <style:style style:name="T15" style:family="text">
      <style:text-properties officeooo:rsid="001ee2ab"/>
    </style:style>
    <style:style style:name="T16" style:family="text">
      <style:text-properties officeooo:rsid="0020992b"/>
    </style:style>
    <style:style style:name="T17" style:family="text">
      <style:text-properties officeooo:rsid="00210017"/>
    </style:style>
    <style:style style:name="T18" style:family="text">
      <style:text-properties officeooo:rsid="0022fd28"/>
    </style:style>
    <style:style style:name="T19" style:family="text">
      <style:text-properties officeooo:rsid="0023297a"/>
    </style:style>
    <style:style style:name="T20" style:family="text">
      <style:text-properties officeooo:rsid="00250358"/>
    </style:style>
    <style:style style:name="T21" style:family="text">
      <style:text-properties officeooo:rsid="00260b93"/>
    </style:style>
    <style:style style:name="T22" style:family="text">
      <style:text-properties officeooo:rsid="002721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ventos 0<text:span text:style-name="T1">2</text:span></text:h>
      <text:p text:style-name="P3">Os eventos acontecem por meio de palavras chaves que quando disparados executam uma função, ou seja, quando um evento é disparado uma função é executada. Para um evento ser disparado basta usar “addEventListener” no javascript ou “onevento” no html: </text:p>
      <text:p text:style-name="P27">elemento.addEventListener(‘evento’, função) </text:p>
      <text:p text:style-name="P45">&lt;<text:span text:style-name="T2">elemento onevento=”função( <text:s/>)“</text:span>&gt; &lt;/<text:span text:style-name="T2">elemento</text:span>&gt; </text:p>
      <text:p text:style-name="P4">_____________________________________________________________________</text:p>
      <text:h text:style-name="P2" text:outline-level="2">Eventos de Mouse</text:h>
      <text:p text:style-name="P5"><text:span text:style-name="T4">c</text:span><text:span text:style-name="T3">lick -</text:span> <text:span text:style-name="T5">Evento disparado quando um elemento é clicado:</text:span></text:p>
      <text:p text:style-name="P28">elemento.addEventListener(“<text:span text:style-name="T6">click”</text:span>, ) </text:p>
      <text:p text:style-name="P46">&lt;<text:span text:style-name="T2">elemento on</text:span><text:span text:style-name="T6">click</text:span><text:span text:style-name="T2">=” “</text:span>&gt; &lt;/<text:span text:style-name="T2">elemento</text:span>&gt; </text:p>
      <text:p text:style-name="P4"/>
      <text:p text:style-name="P6"><text:span text:style-name="T3">contextmenu -</text:span> Evento disparado quando um elemento é clicado com o lado direito do mouse:</text:p>
      <text:p text:style-name="P28">elemento.addEventListener(“<text:span text:style-name="T6">contextmenu”</text:span>, ) </text:p>
      <text:p text:style-name="P46">&lt;<text:span text:style-name="T2">elemento on</text:span><text:span text:style-name="T6">contextmenu</text:span><text:span text:style-name="T2">=” “</text:span>&gt; &lt;/<text:span text:style-name="T2">elemento</text:span>&gt; </text:p>
      <text:p text:style-name="P4"/>
      <text:p text:style-name="P6"><text:span text:style-name="T3">dblclick -</text:span> Evento disparado quando um elemento recebe clique duplo:</text:p>
      <text:p text:style-name="P28">elemento.addEventListener(“<text:span text:style-name="T6">dblclick”</text:span>, ) </text:p>
      <text:p text:style-name="P46">&lt;<text:span text:style-name="T2">elemento on</text:span><text:span text:style-name="T6">dblclick</text:span><text:span text:style-name="T2">=” “</text:span>&gt; &lt;/<text:span text:style-name="T2">elemento</text:span>&gt; </text:p>
      <text:p text:style-name="P4"/>
      <text:p text:style-name="P7"><text:span text:style-name="T3">mousedown -</text:span> Evento disparado quando o botão do mouse é pressionado sobre um elemento:</text:p>
      <text:p text:style-name="P29">elemento.addEventListener(“<text:span text:style-name="T7">mousedown</text:span><text:span text:style-name="T6">”</text:span>, ) </text:p>
      <text:p text:style-name="P47">&lt;<text:span text:style-name="T2">elemento on</text:span><text:span text:style-name="T7">mousedown</text:span><text:span text:style-name="T2">=” “</text:span>&gt; &lt;/<text:span text:style-name="T2">elemento</text:span>&gt; </text:p>
      <text:p text:style-name="P4"/>
      <text:p text:style-name="P7"><text:soft-page-break/><text:span text:style-name="T3">mouseenter -</text:span> Evento disparado quando o cursor se move para cima / <text:span text:style-name="T8">entra </text:span>e<text:span text:style-name="T8">m</text:span> um elemento:</text:p>
      <text:p text:style-name="P30">elemento.addEventListener(“<text:span text:style-name="T7">mouse</text:span><text:span text:style-name="T8">enter</text:span><text:span text:style-name="T6">”</text:span>, ) </text:p>
      <text:p text:style-name="P63">&lt;<text:span text:style-name="T2">elemento on</text:span><text:span text:style-name="T7">mouse</text:span><text:span text:style-name="T8">enter</text:span><text:span text:style-name="T2">=” “</text:span>&gt; &lt;/<text:span text:style-name="T2">elemento</text:span>&gt; </text:p>
      <text:p text:style-name="P4"/>
      <text:p text:style-name="P8"><text:span text:style-name="T3">mouseleave -</text:span> Evento disparado quando o cursor se move para fora / sai de um elemento:</text:p>
      <text:p text:style-name="P30">elemento.addEventListener(“<text:span text:style-name="T8">mouseleave</text:span><text:span text:style-name="T6">”</text:span>, ) </text:p>
      <text:p text:style-name="P48">&lt;<text:span text:style-name="T2">elemento on</text:span><text:span text:style-name="T7">mouse</text:span><text:span text:style-name="T8">leave</text:span><text:span text:style-name="T2">=” “</text:span>&gt; &lt;/<text:span text:style-name="T2">elemento</text:span>&gt; </text:p>
      <text:p text:style-name="P4"/>
      <text:p text:style-name="P8"><text:span text:style-name="T3">mousemove -</text:span> Evento disparado quando o cursor se move sobre um elemento:</text:p>
      <text:p text:style-name="P30">elemento.addEventListener(“<text:span text:style-name="T8">mousemove</text:span><text:span text:style-name="T6">”</text:span>, ) </text:p>
      <text:p text:style-name="P48">&lt;<text:span text:style-name="T2">elemento on</text:span><text:span text:style-name="T7">mouse</text:span><text:span text:style-name="T8">move</text:span><text:span text:style-name="T2">=” “</text:span>&gt; &lt;/<text:span text:style-name="T2">elemento</text:span>&gt; </text:p>
      <text:p text:style-name="P8"/>
      <text:p text:style-name="P8"><text:span text:style-name="T3">mouseover -</text:span> Evento disparado quando o cursor se move para dentro de um elemento ou um de seus filhos:</text:p>
      <text:p text:style-name="P30">elemento.addEventListener(“<text:span text:style-name="T8">mouseover</text:span><text:span text:style-name="T6">”</text:span>, ) </text:p>
      <text:p text:style-name="P48">&lt;<text:span text:style-name="T2">elemento on</text:span><text:span text:style-name="T7">mouse</text:span><text:span text:style-name="T8">over</text:span><text:span text:style-name="T2">=” “</text:span>&gt; &lt;/<text:span text:style-name="T2">elemento</text:span>&gt; </text:p>
      <text:p text:style-name="P8"/>
      <text:p text:style-name="P8"><text:span text:style-name="T3">mouseout -</text:span> Evento disparado quando o cursor se move para fora de um elemento ou um de seus filhos:</text:p>
      <text:p text:style-name="P30">elemento.addEventListener(“<text:span text:style-name="T7">mouse</text:span><text:span text:style-name="T8">out</text:span><text:span text:style-name="T6">”</text:span>, ) </text:p>
      <text:p text:style-name="P48">&lt;<text:span text:style-name="T2">elemento on</text:span><text:span text:style-name="T7">mouse</text:span><text:span text:style-name="T8">out</text:span><text:span text:style-name="T2">=” “</text:span>&gt; &lt;/<text:span text:style-name="T2">elemento</text:span>&gt; </text:p>
      <text:p text:style-name="P8"/>
      <text:p text:style-name="P8"><text:span text:style-name="T3">mouseup -</text:span> Evento disparado quando o botão do mouse é liberado sobre um elemento:</text:p>
      <text:p text:style-name="P30">elemento.addEventListener(“<text:span text:style-name="T8">mouseup</text:span><text:span text:style-name="T6">”</text:span>, ) </text:p>
      <text:p text:style-name="P48">&lt;<text:span text:style-name="T2">elemento on</text:span><text:span text:style-name="T7">mouse</text:span><text:span text:style-name="T8">up</text:span><text:span text:style-name="T2">=” “</text:span>&gt; &lt;/<text:span text:style-name="T2">elemento</text:span>&gt; </text:p>
      <text:p text:style-name="P8">_____________________________________________________________________</text:p>
      <text:h text:style-name="P2" text:outline-level="2"><text:soft-page-break/>Eventos de Teclado</text:h>
      <text:p text:style-name="P14"><text:span text:style-name="T3">keydown -</text:span> Evento disparado quando uma tecla é pressionada:</text:p>
      <text:p text:style-name="P31">elemento.addEventListener(“<text:span text:style-name="T9">keydown</text:span><text:span text:style-name="T6">”</text:span>, ) </text:p>
      <text:p text:style-name="P49">&lt;<text:span text:style-name="T2">elemento on</text:span><text:span text:style-name="T9">keydown</text:span><text:span text:style-name="T2">=” “</text:span>&gt; &lt;/<text:span text:style-name="T2">elemento</text:span>&gt; </text:p>
      <text:p text:style-name="P8"/>
      <text:p text:style-name="P14"><text:span text:style-name="T3">keypress -</text:span> Evento disparado quando uma tecla é mantida pressionada:</text:p>
      <text:p text:style-name="P31">elemento.addEventListener(“<text:span text:style-name="T9">keypress</text:span><text:span text:style-name="T6">”</text:span>, ) </text:p>
      <text:p text:style-name="P49">&lt;<text:span text:style-name="T2">elemento on</text:span><text:span text:style-name="T9">keypress</text:span><text:span text:style-name="T2">=” “</text:span>&gt; &lt;/<text:span text:style-name="T2">elemento</text:span>&gt; </text:p>
      <text:p text:style-name="P8"/>
      <text:p text:style-name="P14"><text:span text:style-name="T3">keyup -</text:span> Evento disparado quando uma tecla é liberada / solta:</text:p>
      <text:p text:style-name="P31">elemento.addEventListener(“<text:span text:style-name="T9">keyup</text:span><text:span text:style-name="T6">”</text:span>, ) </text:p>
      <text:p text:style-name="P49">&lt;<text:span text:style-name="T2">elemento on</text:span><text:span text:style-name="T9">keyup</text:span><text:span text:style-name="T2">=” “</text:span>&gt; &lt;/<text:span text:style-name="T2">elemento</text:span>&gt; </text:p>
      <text:p text:style-name="P9">_____________________________________________________________________</text:p>
      <text:h text:style-name="P2" text:outline-level="2">Eventos de <text:span text:style-name="T22">O</text:span>bjetos / <text:span text:style-name="T22">F</text:span>rames / <text:span text:style-name="T22">B</text:span>ody</text:h>
      <text:p text:style-name="P15"><text:span text:style-name="T3">abort -</text:span> Evento disparado quando <text:span text:style-name="T10">o carregamento de um video ou audio é abortado ou quando o download é interrompido:</text:span></text:p>
      <text:p text:style-name="P32">elemento.addEventListener(“<text:span text:style-name="T10">abort</text:span><text:span text:style-name="T6">”</text:span>, ) </text:p>
      <text:p text:style-name="P50">&lt;<text:span text:style-name="T2">elemento on</text:span><text:span text:style-name="T10">abort</text:span><text:span text:style-name="T2">=” “</text:span>&gt; &lt;/<text:span text:style-name="T2">elemento</text:span>&gt; </text:p>
      <text:p text:style-name="P8"/>
      <text:p text:style-name="P16"><text:span text:style-name="T3">beforeunload -</text:span> <text:span text:style-name="T11">Evento disparado antes do documento ser descarregado / fechado:</text:span></text:p>
      <text:p text:style-name="P33">elemento.addEventListener(“<text:span text:style-name="T11">beforeunload</text:span><text:span text:style-name="T6">”</text:span>, ) </text:p>
      <text:p text:style-name="P51">&lt;<text:span text:style-name="T2">elemento on</text:span><text:span text:style-name="T11">beforeunload</text:span><text:span text:style-name="T2">=” “</text:span>&gt; &lt;/<text:span text:style-name="T2">elemento</text:span>&gt; </text:p>
      <text:p text:style-name="P8"/>
      <text:p text:style-name="P17"><text:span text:style-name="T3">error -</text:span> Evento disparado quando ocorre algum erro no carregamento de arquivos externos (documento, imagem, video etc.):</text:p>
      <text:p text:style-name="P33">elemento.addEventListener(“<text:span text:style-name="T11">error</text:span><text:span text:style-name="T6">”</text:span>, ) </text:p>
      <text:p text:style-name="P51">&lt;<text:span text:style-name="T2">elemento on</text:span><text:span text:style-name="T11">error</text:span><text:span text:style-name="T2">=” “</text:span>&gt; &lt;/<text:span text:style-name="T2">elemento</text:span>&gt; </text:p>
      <text:p text:style-name="P8"/>
      <text:p text:style-name="P17"><text:soft-page-break/><text:span text:style-name="T3">hashchange -</text:span> Evento disparado quando ocorre alguma alteração da âncora da URL: </text:p>
      <text:p text:style-name="P33">elemento.addEventListener(“<text:span text:style-name="T11">hashchange</text:span><text:span text:style-name="T6">”</text:span>, ) </text:p>
      <text:p text:style-name="P51">&lt;<text:span text:style-name="T2">elemento on</text:span><text:span text:style-name="T11">hashchange</text:span><text:span text:style-name="T2">=” “</text:span>&gt; &lt;/<text:span text:style-name="T2">elemento</text:span>&gt; </text:p>
      <text:p text:style-name="P8"/>
      <text:p text:style-name="P17"><text:span text:style-name="T3">load -</text:span> Evento disparado quando um elemento é carregado:</text:p>
      <text:p text:style-name="P33">elemento.addEventListener(“<text:span text:style-name="T11">load</text:span><text:span text:style-name="T6">”</text:span>, ) </text:p>
      <text:p text:style-name="P51">&lt;<text:span text:style-name="T2">elemento on</text:span><text:span text:style-name="T11">load</text:span><text:span text:style-name="T2">=” “</text:span>&gt; &lt;/<text:span text:style-name="T2">elemento</text:span>&gt; </text:p>
      <text:p text:style-name="P8"/>
      <text:p text:style-name="P17"><text:span text:style-name="T3">pageshow -</text:span> Evento disparado quando uma pagina é mostrada / <text:span text:style-name="T12">carregada:</text:span></text:p>
      <text:p text:style-name="P34">elemento.addEventListener(“<text:span text:style-name="T12">pageshow</text:span><text:span text:style-name="T6">”</text:span>, ) </text:p>
      <text:p text:style-name="P52">&lt;<text:span text:style-name="T2">elemento </text:span><text:span text:style-name="T12">onpageshow</text:span><text:span text:style-name="T2">=” “</text:span>&gt; &lt;/<text:span text:style-name="T2">elemento</text:span>&gt; </text:p>
      <text:p text:style-name="P8"/>
      <text:p text:style-name="P18"><text:span text:style-name="T3">pagehide -</text:span> Evento disparado quando uma pagina deixa de ser mostrada / é fechada:</text:p>
      <text:p text:style-name="P34">elemento.addEventListener(“<text:span text:style-name="T12">pagehide</text:span><text:span text:style-name="T6">”</text:span>, ) </text:p>
      <text:p text:style-name="P52">&lt;<text:span text:style-name="T2">elemento </text:span><text:span text:style-name="T12">onpagehide</text:span><text:span text:style-name="T2">=” “</text:span>&gt; &lt;/<text:span text:style-name="T2">elemento</text:span>&gt; </text:p>
      <text:p text:style-name="P8"/>
      <text:p text:style-name="P18"><text:span text:style-name="T3">resize -</text:span> Evento disparado quando o elemento é redimensionado:</text:p>
      <text:p text:style-name="P34">elemento.addEventListener(“<text:span text:style-name="T12">resize</text:span><text:span text:style-name="T6">”</text:span>, ) </text:p>
      <text:p text:style-name="P52">&lt;<text:span text:style-name="T2">elemento </text:span><text:span text:style-name="T12">onresize </text:span><text:span text:style-name="T2">=” “</text:span>&gt; &lt;/<text:span text:style-name="T2">elemento</text:span>&gt; </text:p>
      <text:p text:style-name="P18"/>
      <text:p text:style-name="P18"><text:span text:style-name="T3">scroll -</text:span> Evento disparado quando a pagina é rolada:</text:p>
      <text:p text:style-name="P34">elemento.addEventListener(“<text:span text:style-name="T12">scroll</text:span><text:span text:style-name="T6">”</text:span>, ) </text:p>
      <text:p text:style-name="P52">&lt;<text:span text:style-name="T2">elemento </text:span><text:span text:style-name="T12">onscroll</text:span><text:span text:style-name="T2">=” “</text:span>&gt; &lt;/<text:span text:style-name="T2">elemento</text:span>&gt; </text:p>
      <text:p text:style-name="P18"/>
      <text:p text:style-name="P18"><text:span text:style-name="T3">unload -</text:span> Evento disparado quando a pagina é fechada / descarregada:</text:p>
      <text:p text:style-name="P34">elemento.addEventListener(“<text:span text:style-name="T12">unload</text:span><text:span text:style-name="T6">”</text:span>, ) </text:p>
      <text:p text:style-name="P52">&lt;<text:span text:style-name="T2">elemento </text:span><text:span text:style-name="T12">onunload</text:span><text:span text:style-name="T2">=” “</text:span>&gt; &lt;/<text:span text:style-name="T2">elemento</text:span>&gt; </text:p>
      <text:p text:style-name="P10">_____________________________________________________________________</text:p>
      <text:h text:style-name="P2" text:outline-level="2"><text:soft-page-break/>Eventos de Formulario</text:h>
      <text:p text:style-name="P19"><text:span text:style-name="T3">blur -</text:span> Evento disparado quando o elemento perde o foco / seleção:</text:p>
      <text:p text:style-name="P35">elemento.addEventListener(“<text:span text:style-name="T13">blur</text:span><text:span text:style-name="T6">”</text:span>, ) </text:p>
      <text:p text:style-name="P53">&lt;<text:span text:style-name="T2">elemento </text:span><text:span text:style-name="T12">on</text:span><text:span text:style-name="T13">blur</text:span><text:span text:style-name="T2">=” “</text:span>&gt; &lt;/<text:span text:style-name="T2">elemento</text:span>&gt; </text:p>
      <text:p text:style-name="P18"/>
      <text:p text:style-name="P19"><text:span text:style-name="T3">change -</text:span> <text:span text:style-name="T14">Evento disparado quando o conteudo do elemento é alterado:</text:span></text:p>
      <text:p text:style-name="P36">elemento.addEventListener(“<text:span text:style-name="T14">change</text:span><text:span text:style-name="T6">”</text:span>, ) </text:p>
      <text:p text:style-name="P54">&lt;<text:span text:style-name="T2">elemento </text:span><text:span text:style-name="T12">on</text:span><text:span text:style-name="T14">change</text:span><text:span text:style-name="T2">=” “</text:span>&gt; &lt;/<text:span text:style-name="T2">elemento</text:span>&gt; </text:p>
      <text:p text:style-name="P18"/>
      <text:p text:style-name="P20"><text:span text:style-name="T3">focus -</text:span> <text:span text:style-name="T15">Evento disparado quando o elemento recebe o foco / é selecionado:</text:span></text:p>
      <text:p text:style-name="P37">elemento.addEventListener(“<text:span text:style-name="T15">focus</text:span><text:span text:style-name="T6">”</text:span>, ) </text:p>
      <text:p text:style-name="P55">&lt;<text:span text:style-name="T2">elemento </text:span><text:span text:style-name="T12">on</text:span><text:span text:style-name="T15">focus</text:span><text:span text:style-name="T2">=” “</text:span>&gt; &lt;/<text:span text:style-name="T2">elemento</text:span>&gt; </text:p>
      <text:p text:style-name="P18"/>
      <text:p text:style-name="P21"><text:span text:style-name="T3">focusin -</text:span> <text:span text:style-name="T16">Evento disparado quando o elemento esta prestes a receber o foco:</text:span></text:p>
      <text:p text:style-name="P38">elemento.addEventListener(“<text:span text:style-name="T15">focus</text:span><text:span text:style-name="T16">in</text:span><text:span text:style-name="T6">”</text:span>, ) </text:p>
      <text:p text:style-name="P56">&lt;<text:span text:style-name="T2">elemento </text:span><text:span text:style-name="T12">on</text:span><text:span text:style-name="T15">focus</text:span><text:span text:style-name="T16">in</text:span><text:span text:style-name="T2">=” “</text:span>&gt; &lt;/<text:span text:style-name="T2">elemento</text:span>&gt; </text:p>
      <text:p text:style-name="P18"/>
      <text:p text:style-name="P22"><text:span text:style-name="T3">focusout -</text:span> Evento disparado quando o elemento esta prestes a perder o foco:</text:p>
      <text:p text:style-name="P39">elemento.addEventListener(“<text:span text:style-name="T17">focusout</text:span><text:span text:style-name="T6">”</text:span>, ) </text:p>
      <text:p text:style-name="P57">&lt;<text:span text:style-name="T2">elemento </text:span><text:span text:style-name="T12">on</text:span><text:span text:style-name="T15">f</text:span><text:span text:style-name="T17">ocusout</text:span><text:span text:style-name="T2">=” “</text:span>&gt; &lt;/<text:span text:style-name="T2">elemento</text:span>&gt; </text:p>
      <text:p text:style-name="P18"/>
      <text:p text:style-name="P22"><text:span text:style-name="T3">input -</text:span> <text:span text:style-name="T18">Evento disparado quando o elemento é clicado ou selecionado:</text:span></text:p>
      <text:p text:style-name="P40">elemento.addEventListener(“<text:span text:style-name="T18">input</text:span><text:span text:style-name="T6">”</text:span>, ) </text:p>
      <text:p text:style-name="P58">&lt;<text:span text:style-name="T2">elemento </text:span><text:span text:style-name="T18">oninput</text:span><text:span text:style-name="T2">=” “</text:span>&gt; &lt;/<text:span text:style-name="T2">elemento</text:span>&gt; </text:p>
      <text:p text:style-name="P18"/>
      <text:p text:style-name="P23"><text:span text:style-name="T3">invalid -</text:span> Evento disparado quando um elemento é invalido:</text:p>
      <text:p text:style-name="P40">elemento.addEventListener(“<text:span text:style-name="T18">invalid</text:span><text:span text:style-name="T6">”</text:span>, ) </text:p>
      <text:p text:style-name="P58">&lt;<text:span text:style-name="T2">elemento </text:span><text:span text:style-name="T12">on</text:span><text:span text:style-name="T18">invalid</text:span><text:span text:style-name="T2">=” “</text:span>&gt; &lt;/<text:span text:style-name="T2">elemento</text:span>&gt; </text:p>
      <text:p text:style-name="P23"><text:soft-page-break/><text:span text:style-name="T3">reset -</text:span> Evento disparado quando o botão reset do formulario é pressionado, ou seja, quando ele é redefinido:</text:p>
      <text:p text:style-name="P40">elemento.addEventListener(“<text:span text:style-name="T18">reset</text:span><text:span text:style-name="T6">”</text:span>, ) </text:p>
      <text:p text:style-name="P58">&lt;<text:span text:style-name="T2">elemento </text:span><text:span text:style-name="T12">on</text:span><text:span text:style-name="T18">reset</text:span><text:span text:style-name="T2">=” “</text:span>&gt; &lt;/<text:span text:style-name="T2">elemento</text:span>&gt; </text:p>
      <text:p text:style-name="P18"/>
      <text:p text:style-name="P23"><text:span text:style-name="T3">search -</text:span> Evento disparado quando algo é escrito em um campo input search:</text:p>
      <text:p text:style-name="P40">elemento.addEventListener(“<text:span text:style-name="T18">search</text:span><text:span text:style-name="T6">”</text:span>, ) </text:p>
      <text:p text:style-name="P58">&lt;<text:span text:style-name="T18">input type=”search”</text:span><text:span text:style-name="T2"> </text:span><text:span text:style-name="T12">on</text:span><text:span text:style-name="T18">search</text:span><text:span text:style-name="T2">=” “</text:span>&gt; &lt;/<text:span text:style-name="T18">input</text:span>&gt; </text:p>
      <text:p text:style-name="P18"/>
      <text:p text:style-name="P23"><text:span text:style-name="T3">select -</text:span> Evento disparado logo após a seleção de um texto &lt;text&gt; e &lt;textarea&gt;:</text:p>
      <text:p text:style-name="P40">elemento.addEventListener(“<text:span text:style-name="T18">select</text:span><text:span text:style-name="T6">”</text:span>, ) </text:p>
      <text:p text:style-name="P58">&lt;<text:span text:style-name="T2">elemento </text:span><text:span text:style-name="T12">on</text:span><text:span text:style-name="T18">select</text:span><text:span text:style-name="T2">=” “</text:span>&gt; &lt;/<text:span text:style-name="T2">elemento</text:span>&gt; </text:p>
      <text:p text:style-name="P18"/>
      <text:p text:style-name="P23"><text:span text:style-name="T3">submit -</text:span> <text:span text:style-name="T19">Evento disparado quando o botão submit do formulario é clicado, ou seja, quando os dados do formulario são enviados:</text:span></text:p>
      <text:p text:style-name="P41">elemento.addEventListener(“<text:span text:style-name="T19">submit</text:span><text:span text:style-name="T6">”</text:span>, ) </text:p>
      <text:p text:style-name="P59">&lt;<text:span text:style-name="T2">elemento </text:span><text:span text:style-name="T12">on</text:span><text:span text:style-name="T19">submit</text:span><text:span text:style-name="T2">=” “</text:span>&gt; &lt;/<text:span text:style-name="T2">elemento</text:span>&gt; </text:p>
      <text:p text:style-name="P11">_____________________________________________________________________</text:p>
      <text:h text:style-name="P2" text:outline-level="2">Eventos de Drag / Arrastar</text:h>
      <text:p text:style-name="P24"><text:span text:style-name="T3">drag -</text:span> Evento disparado quando um elemento é arrastado:</text:p>
      <text:p text:style-name="P42">elemento.addEventListener(“<text:span text:style-name="T20">drag</text:span><text:span text:style-name="T6">”</text:span>, ) </text:p>
      <text:p text:style-name="P60">&lt;<text:span text:style-name="T2">elemento </text:span><text:span text:style-name="T12">on</text:span><text:span text:style-name="T20">drag</text:span><text:span text:style-name="T2">=” “</text:span>&gt; &lt;/<text:span text:style-name="T2">elemento</text:span>&gt; </text:p>
      <text:p text:style-name="P24"/>
      <text:p text:style-name="P24"><text:span text:style-name="T3">dragend -</text:span> Evento disparado quando um elemento deixa de ser arrastado:</text:p>
      <text:p text:style-name="P42">elemento.addEventListener(“<text:span text:style-name="T20">dragend</text:span><text:span text:style-name="T6">”</text:span>, ) </text:p>
      <text:p text:style-name="P60">&lt;<text:span text:style-name="T2">elemento </text:span><text:span text:style-name="T12">on</text:span><text:span text:style-name="T20">dragend</text:span><text:span text:style-name="T2">=” “</text:span>&gt; &lt;/<text:span text:style-name="T2">elemento</text:span>&gt; </text:p>
      <text:p text:style-name="P24"/>
      <text:p text:style-name="P24"><text:soft-page-break/><text:span text:style-name="T3">dragenter -</text:span> Evento disparado quando o elemento arrastado entra no elemento alvo:</text:p>
      <text:p text:style-name="P43">elemento.addEventListener(“<text:span text:style-name="T21">dragenter</text:span><text:span text:style-name="T6">”</text:span>, ) </text:p>
      <text:p text:style-name="P61">&lt;<text:span text:style-name="T2">elemento </text:span><text:span text:style-name="T12">on</text:span><text:span text:style-name="T21">dragenter</text:span><text:span text:style-name="T2">=” “</text:span>&gt; &lt;/<text:span text:style-name="T2">elemento</text:span>&gt; </text:p>
      <text:p text:style-name="P24"/>
      <text:p text:style-name="P24"><text:span text:style-name="T3">dragleave -</text:span> Evento disparado quando o elemento arrastado deixa o elemento alvo:</text:p>
      <text:p text:style-name="P43">elemento.addEventListener(“<text:span text:style-name="T21">dragleave</text:span><text:span text:style-name="T6">”</text:span>, ) </text:p>
      <text:p text:style-name="P61">&lt;<text:span text:style-name="T2">elemento </text:span><text:span text:style-name="T21">ondragleave</text:span><text:span text:style-name="T2">=” “</text:span>&gt; &lt;/<text:span text:style-name="T2">elemento</text:span>&gt; </text:p>
      <text:p text:style-name="P24"/>
      <text:p text:style-name="P24"><text:span text:style-name="T3">dragover -</text:span> Evento disparado quando o elemento arrastado esta sobre o elemento alvo:</text:p>
      <text:p text:style-name="P43">elemento.addEventListener(“<text:span text:style-name="T21">dragover</text:span><text:span text:style-name="T6">”</text:span>, ) </text:p>
      <text:p text:style-name="P61">&lt;<text:span text:style-name="T2">elemento </text:span><text:span text:style-name="T21">ondragover</text:span><text:span text:style-name="T2">=” “</text:span>&gt; &lt;/<text:span text:style-name="T2">elemento</text:span>&gt; </text:p>
      <text:p text:style-name="P24"/>
      <text:p text:style-name="P24"><text:span text:style-name="T3">dragstart -</text:span> Evento disparado quando o elemento começa a ser arrastado:</text:p>
      <text:p text:style-name="P42">elemento.addEventListener(“<text:span text:style-name="T20">dragstart</text:span><text:span text:style-name="T6">”</text:span>, ) </text:p>
      <text:p text:style-name="P60">&lt;<text:span text:style-name="T2">elemento </text:span><text:span text:style-name="T12">on</text:span><text:span text:style-name="T20">dragstart</text:span><text:span text:style-name="T2">=” “</text:span>&gt; &lt;/<text:span text:style-name="T2">elemento</text:span>&gt; </text:p>
      <text:p text:style-name="P24"/>
      <text:p text:style-name="P24"><text:span text:style-name="T3">drop -</text:span> Evento disparado quando o elemento arrastado é solto:</text:p>
      <text:p text:style-name="P42">elemento.addEventListener(“<text:span text:style-name="T20">drop</text:span><text:span text:style-name="T6">”</text:span>, ) </text:p>
      <text:p text:style-name="P60">&lt;<text:span text:style-name="T2">elemento </text:span><text:span text:style-name="T12">on</text:span><text:span text:style-name="T20">drop</text:span><text:span text:style-name="T2">=” “</text:span>&gt; &lt;/<text:span text:style-name="T2">elemento</text:span>&gt; </text:p>
      <text:p text:style-name="P12">_____________________________________________________________________</text:p>
      <text:h text:style-name="P2" text:outline-level="2">Eventos de Area de Transferencia / Clipboard</text:h>
      <text:p text:style-name="P25"><text:span text:style-name="T3">copy -</text:span> Evento disparado quando o conteudo de um elemento é copiado:</text:p>
      <text:p text:style-name="P43">elemento.addEventListener(“<text:span text:style-name="T21">copy</text:span><text:span text:style-name="T6">”</text:span>, ) </text:p>
      <text:p text:style-name="P61">&lt;<text:span text:style-name="T2">elemento </text:span><text:span text:style-name="T12">on</text:span><text:span text:style-name="T21">copy</text:span><text:span text:style-name="T2">=” “</text:span>&gt; &lt;/<text:span text:style-name="T2">elemento</text:span>&gt; </text:p>
      <text:p text:style-name="P24"/>
      <text:p text:style-name="P25"><text:span text:style-name="T3"/></text:p>
      <text:p text:style-name="P25"><text:soft-page-break/><text:span text:style-name="T3">cut -</text:span> Evento disparado quando o conteudo de um elemento é recortado:</text:p>
      <text:p text:style-name="P43">elemento.addEventListener(“<text:span text:style-name="T21">cut</text:span><text:span text:style-name="T6">”</text:span>, ) </text:p>
      <text:p text:style-name="P61">&lt;<text:span text:style-name="T2">elemento </text:span><text:span text:style-name="T12">on</text:span><text:span text:style-name="T21">cut</text:span><text:span text:style-name="T2">=” “</text:span>&gt; &lt;/<text:span text:style-name="T2">elemento</text:span>&gt; </text:p>
      <text:p text:style-name="P24"/>
      <text:p text:style-name="P25"><text:span text:style-name="T3">paste -</text:span> Evento disparado quando o conteudo de um elemento <text:s/>é colado:</text:p>
      <text:p text:style-name="P43">elemento.addEventListener(“<text:span text:style-name="T21">paste</text:span><text:span text:style-name="T6">”</text:span>, ) </text:p>
      <text:p text:style-name="P61">&lt;<text:span text:style-name="T2">elemento </text:span><text:span text:style-name="T12">on</text:span><text:span text:style-name="T21">paste</text:span><text:span text:style-name="T2">=” “</text:span>&gt; &lt;/<text:span text:style-name="T2">elemento</text:span>&gt; </text:p>
      <text:p text:style-name="P12">_____________________________________________________________________</text:p>
      <text:h text:style-name="P2" text:outline-level="2">Eventos de Impressão</text:h>
      <text:p text:style-name="P26"><text:span text:style-name="T3">afterprint -</text:span> Evento disparado quando a pagina termina de ser impressa:</text:p>
      <text:p text:style-name="P44">elemento.addEventListener(“<text:span text:style-name="T22">afterprint</text:span><text:span text:style-name="T6">”</text:span>, ) </text:p>
      <text:p text:style-name="P62">&lt;<text:span text:style-name="T2">elemento </text:span><text:span text:style-name="T12">on</text:span><text:span text:style-name="T22">afterprint</text:span><text:span text:style-name="T2">=” “</text:span>&gt; &lt;/<text:span text:style-name="T2">elemento</text:span>&gt; </text:p>
      <text:p text:style-name="P26"/>
      <text:p text:style-name="P26"><text:span text:style-name="T3">beforeprint -</text:span> Evento disparado quando a pagina esta prestes a ser impressa:</text:p>
      <text:p text:style-name="P44">elemento.addEventListener(“<text:span text:style-name="T22">beforeprint</text:span><text:span text:style-name="T6">”</text:span>, ) </text:p>
      <text:p text:style-name="P62">&lt;<text:span text:style-name="T2">elemento </text:span><text:span text:style-name="T12">on</text:span><text:span text:style-name="T22">beforeprint</text:span><text:span text:style-name="T2">=” “</text:span>&gt; &lt;/<text:span text:style-name="T2">elemento</text:span>&gt; </text:p>
      <text:p text:style-name="P13">_____________________________________________________________________</text:p>
      <text:h text:style-name="P2" text:outline-level="2">Eventos de Midia</text:h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7:13:26.128042884</meta:creation-date>
    <dc:date>2023-02-23T02:13:25.637961483</dc:date>
    <meta:editing-duration>PT2H29M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8" meta:paragraph-count="158" meta:word-count="949" meta:character-count="8089" meta:non-whitespace-character-count="7200"/>
  </office:meta>
</office:document-meta>
</file>